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61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14.0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5.26pt" fo:break-before="auto" style:use-optimal-row-height="true"/>
    </style:style>
    <style:style style:name="ro8" style:family="table-row">
      <style:table-row-properties style:row-height="69pt" fo:break-before="auto" style:use-optimal-row-height="true"/>
    </style:style>
    <style:style style:name="ro9" style:family="table-row">
      <style:table-row-properties style:row-height="46.49pt" fo:break-before="auto" style:use-optimal-row-height="true"/>
    </style:style>
    <style:style style:name="ro10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6" style:family="table-cell" style:parent-style-name="Default"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f413d"/>
    </style:style>
    <style:style style:name="ce75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2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55" style:family="table-cell" style:parent-style-name="Gnumeric-default">
      <style:table-cell-properties fo:background-color="#ffffff"/>
    </style:style>
    <style:style style:name="ce36" style:family="table-cell" style:parent-style-name="Default">
      <style:table-cell-properties fo:background-color="#72bf44"/>
    </style:style>
    <style:style style:name="ce10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15" style:family="table-cell" style:parent-style-name="Default">
      <style:text-properties fo:color="#000000"/>
    </style:style>
    <style:style style:name="ce116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7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0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3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font-size="10pt"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="Sans"/>
    </style:style>
    <style:style style:name="T14" style:family="text">
      <style:text-properties style:language-asian="zh" style:country-asian="CN" style:font-name-complex="Lohit Devanagari" style:font-relief="none" style:text-emphasize="none" style:font-size-complex="10pt" style:font-size-asian="10pt" style:language-complex="hi" style:country-complex="IN" fo:font-size="10pt" style:text-overline-style="none" style:text-overline-color="font-color" style:font-name-asian="Noto Sans CJK SC" style:text-line-through-type="none" style:text-outline="false" fo:text-shadow="none" style:text-line-through-mode="continuous" fo:language="en" fo:country="US" style:font-name="Sans" fo:color="#000000"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 fo:color="#0000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9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20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21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22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5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26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33" office:value-type="string" calcext:value-type="string">
            <text:p>Муся паникует когда я хочу исправлять ей её страхи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9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9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перемеще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тепло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аск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желания (не только мои но и других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1">
          <table:table-cell table:style-name="ce33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РАН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СТУПОР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ВСЁ ЧТО НАДО ЛЕЧИТ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одозрения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7">Пункт: </text:span><text:span text:style-name="T8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5">Проект: </text:span><text:span text:style-name="T6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9">то что “подождёт” </text:span><text:span text:style-name="T10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комфо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амятник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битьё (с твоей стороны или чьей либо другой, любыми методами – будь они физические, психологические или материальные или любой другой метод нанесения вреда который надо “лечить”) в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г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вижу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делать ресёрч перед покупкой. И везде где этого сделать нельзя (где говорят “бери а потом посмотришь”) - надо делать проекты чтоб это убрать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оект: точильные инструменты (я тут стропы делаю уже двухсторонние – с пастой ГОИ + бумага). Я думаю может попробовать продавать их по 50грн. хз. Снять видео как ею точить и т.п. Клей есть. Можно клепать блин их днём и ночью. Из того же акрила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ЧТО УКРАЛ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ест драйвы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сравнения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выбор лучш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упор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всё чего не знаешь 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самостоятельное хаванье того, что я создал.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атки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ойност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Детали деталей деталей (стул – ножки и болтики – дерево и металл) – вообще можешь вот это дробить сколько хочешь. Но упирается всё всегда в майндмап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детали деталей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то что я хочу но не имею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<text:span text:style-name="T11">Проект: </text:span><text:span text:style-name="T12">Досье (на других людей или на меня)</text:span>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<text:span text:style-name="T1">Проект: </text:span>твёрдость там где надо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Проект: способность выбирать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оект: Заблудшие овцы (люди которые бесцельно идут не знают куда, идут по инерции, идут ошибочно и т.п.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моём подходе как делать ментальные карты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финансовой схеме Виноградов Груп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Проект: видео о моих выводах по здоровью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Упрёки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Просьбы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Проект: оказывается развитость в разных сферах более полезна (и гениальна) чем "10 000 часов" которые просто натаскивают автоматизмы но не учат способности выбирать нужный инструмент под нужную задачу. Я наконец понял баб которые говорят что я лучшее в мире существо. Потому что так и есть. Потому что я развиваюсь во всех направлениях. Хоть меня всю жизнь и задалбывают “кем ты работаешь” и “кем ты хочешь стать” мол “во что ты вложил или хочешь вложить 10 000 часов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Драки.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Говорения мне КАК что-т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блюдение за работой созданных мной проек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где надо крутить ручк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законченные проекты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То, куда вишенки (тёлки ни во что не ставящие то что у них есть, и считающие, что то, что где-то в небе и им не по уровню, у них должно быть) стремя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, в которых хотят стереть твою историю пребывания в ни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, где мне пытаются как-то заплатить (чтоб я ушел), но я вижу что если заплатят и уйду – они не будут махать мне ручкой “приходи снова” (оплату естественно не бери пока ресёрч не закончиш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мне не будут махать ручкой “приходи снова”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 может и ситуации где мне МАШУТ ручкой “приходи снова” (или даже готовы помахать) - может быть там я тоже нужен. Как минимум следить всё ли у них в порядк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рошие прое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к чему я не привы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ход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3">Ситуации где думают (или НЕ дуамют) обо мне мол </text:span><text:span text:style-name="T14">возвращайся когда угодно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не что либо над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еня что либо не устраивает.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Проект: видео о том что ютюб не бесплатен. Что обьявления хайджекают процессинг пауер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рбиты на которых я хочу находиться (крутиться вокруг чего-то вечн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 где я б судовольствием провёл вечность если б мне не надо было искать энергию.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ВСЁ ЧТО СТАЛО ТВОИМ (даже временно)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волны идей в головах людей и социума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подарки мн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найденно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украденно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то что стало моё потому что я не отдал это тому кому оно шло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найденное по энергиям как по гуглу (то что пришло ко мне в результате поиска этого по энергиям как по гуглу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кем я был (может ты научишься из таких же людей бабки вытаскивать, менторя их переход оттуда на твой уровень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(часть жизни): части меня (все мои части и все мои возможности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все пункты (все свои текущие повторяющиеся проблемы) одним махом… т.е. жить итерациями. Релизами жизни.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вещи которые мне в чём-то помогут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5">Ресёрч: </text:span><text:span text:style-name="T15">Продюссер</text:span>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Закончить Проект: Моя жизнь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Потребност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Мои повторяющиеся проблемы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Всемирные повторяющиеся проблемы тоже (типа глобал ворминга - но не уверен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Мир (и его части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Мои инструменты 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ункт: хочу стоять посреди людной улицы и нихера не делать и знать что ничего херового не произойдёт (цель – чтоб ебанутые шизофренички меня касались чтоб вылечить свои психологические ран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ЗЛИШКИ В МИРЕ (избытки… этот пункт исходя из ресёрча диеты и понимания что я – фильтр социум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ункт: ковыряние в носу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Всё что надо ТОЛКАТЬ. (типа куда-то двигаешь а у тебя сопротивлен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дачи где надо искать самый короткий пу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грады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Физика</text:p>
          </table:table-cell>
          <table:table-cell table:number-columns-repeated="1023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83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69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её самозащита против моего считания её чем-то что надо исправлять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43"/>
        <table:table-column table:style-name="co2" table:number-columns-repeated="1023" table:default-cell-style-name="ce43"/>
        <table:table-row table:style-name="ro2">
          <table:table-cell table:style-name="ce108" office:value-type="string" calcext:value-type="string">
            <text:p>ЧТО я вижу по этому поводу в своей фаз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ичег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на слишком доступная чтоб я её там иска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Хотя…. Может один раз виде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ладно. Ничего. Не смотрел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9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43"/>
        <table:table-column table:style-name="co2" table:number-columns-repeated="1023" table:default-cell-style-name="ce43"/>
        <table:table-row table:style-name="ro2">
          <table:table-cell table:style-name="ce108" office:value-type="string" calcext:value-type="string">
            <text:p>Что я колдую?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39" office:value-type="string" calcext:value-type="string">
            <text:p>Что затрагивает эту задачу?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39" office:value-type="string" calcext:value-type="string">
            <text:p>Моя гипотеза, почему этот вопрос важен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ритягиваю………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ё. хз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ё верно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ё любов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ё зависимо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вот. Убирая страхи ты убираешь и зависимость. Отсюда и паника. Не так уж и трудно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5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ты можешь сейчас сделать чтоб сделать себе хорошо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лечь спать. Постел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ейчас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стели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 спа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думал может это быстр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блядь. Сколько можно. Главное направление а не скорос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 пойду. Я не хочу завтра пол дня проебать на мысли кошк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……………………………………………………………………………………………………………………………………………………………….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 тебе и таракан. Ладно. Анализируй дальше. Ты её не хочешь иметь в доме какой бы она ни была. Это не ко мне вопрос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9" office:value-type="string" calcext:value-type="string">
            <text:p>Примеры сегодняшних коэффициентов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х3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 2014м был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х7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на 2020й год (долго не программировал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+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6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щас Муся я потащу тебя к окну и буду вправлять тебе мозг чуханье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не меняешься она тоже. Вот и все приколы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2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109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та вижу сгусток комплексов и страхов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думаю начну чухать там где болит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а она начинает выпрыгивать, беситься и т.д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будто улей с пчёлами пошевелил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так и есть.</text:p>
          </table:table-cell>
          <table:table-cell table:style-name="ce74" table:number-columns-repeated="127"/>
          <table:table-cell table:number-columns-repeated="896"/>
        </table:table-row>
        <table:table-row table:style-name="ro1" table:number-rows-repeated="119">
          <table:table-cell table:style-name="ce74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ля неё да. Но не для мен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её так и исправля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тому у неё там и комо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. 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писал. Комо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во мне…… ой. Ладно. Завтр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хз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авай завтра. Я поня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ак. Мой страх что она неидеальная всплывае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я тогда начинаю ускорять процесс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ускорение и остановка это то же само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 а зачем ты её исправляеш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тому что иначе её выгонет мам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..? уверен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верно. Я не знаю. Такая мысль на уровне интуици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. а почему она её выгон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тому что она бьёт ваз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ыходит что ты толкаешь её на то от чего боишься её выгонет мама. Твоя цель – воспитать маму, а не Мусю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0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ем что я вижу, не надо меня исправлять, иди наху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 что у неё в голов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_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не думал что она так классно меня понимае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нимает. Особенно когда ты стараешься комок не разворачивать а направлять его её мотиваци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идишь комок? Дай ей полизать палец в той стороне куда ты хочешь чтоб она повернулас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мок для неё святое. Её лично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 нём лежат все её выводы от жизни с тоб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тносись к нему с уважением как миниму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понял что я сказал? Спроси куда комок направить чтоб ускорить решение всемирных пробле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 я понял теб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елёнок мой блин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Наконец-то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нимай её на камеру. Каждый день. В течении год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амера ест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вот. Возьми привычку. Каждый день - <text:s/>видео на 2 минут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ытащи камеру. Это нетрудно. Начни сегодня. Когда-то ты меня за это поблагодари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будешь реветь когда её не будет и думать “госпади за что я её исправлял, она и так была идеальная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.. э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деальных нет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сть тренерованны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 Именно. А ты не тренеруешь а меня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понял тебя. О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92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114" office:value-type="string" calcext:value-type="string">
            <text:p>потому что я спихаю решение проблем на Мусю а не на себя</text:p>
          </table:table-cell>
          <table:table-cell table:style-name="ce74" office:value-type="string" calcext:value-type="string">
            <text:p>решено позже</text:p>
          </table:table-cell>
          <table:table-cell table:style-name="ce74" table:number-columns-repeated="254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. 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1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 направля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комок ассоциаций надо направлять намереньем его хоста. А не “вкладывать в него бомбы” или распутывать его лаской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9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Какой перманентный вред нанесённый мне оно реша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о что проблемы можно спихнуть на тех кто не может ответи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делаю с ней то что делали со мной в детств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хотя уже меньш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опиши “<text:span text:style-name="T16">желания кого-то менять</text:span>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закончим на это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7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увство что “о да у меня получилось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считаю это целью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енять тех кто не может ответить, или кто если даже ответит мне не нанесёт вре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роче. Ты это исправил майндмапам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 вижу причин возвращаться в мир без это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3">
          <table:table-cell table:style-name="ce74" office:value-type="string" calcext:value-type="string">
            <text:p><text:span text:style-name="T16">желание менять тех кто не ответит. </text:span>Подумай об этом. Может это ключ к твоему спасению от вечных недопониманий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7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 всё. Спихнул проблему касающуюся всех вокруг неё на неё. А не на себя. Было. Может ты даже тут это жирное решиш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<text:span text:style-name="T16">вокруг кого проблема – того и проблема.</text:span> Так ты счита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это вред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даже считаешь своим долгом менять того вокруг кого твоя проблем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“справедливость” вся хуйн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всё это разбира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остаточные явлен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умаеш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ещё цепляю тех кто не ответит. Просто новым методом. Методом направлен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олдовство наверно тебя толкает. Потому что ты единственный. Кто их видит. В радиусе этой личнос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делай “<text:span text:style-name="T16">проблемы которые окружают кого-то</text:span>”,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. отличн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 и всё. Иди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7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вы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мол если её окружение изменится то она будет знать что дела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к. <text:span text:style-name="T16">чьё-то окружение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. Брав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ерерыв. 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Как это повторение делает меня лучше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о что если даже я буду херовым окружением она будет знать что дела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роче все люди которые не могут ответить будут мне всё решать, а я буду ходит такой пожинать плод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г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тавь “<text:span text:style-name="T16">все кто не могут мне ответить</text:span>”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9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 детстве я их использова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 может – знач не может, схожу к ним в компанию может время нормально провед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после виктора сергеевича мне захотелось ими прикрывать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 чувак. Ид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жешь записать “<text:span text:style-name="T16">все кем я хочу прикрыться</text:span>” но ты не всегда это осознаёш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6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БЛАГОДАРНО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* примеры благодарност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его (предмет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его существовани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что он(о) даё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ех кто мне что либо даёт когда оно у меня е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что мне приходит когда оно у меня е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ех ради кого оно создаётся поддерживается и защищаетс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ради чего оно создаётся поддерживается и защищаетс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* возможно ещё некоторые виды из вопросника самоанализ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понял что делать. До встреч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жешь не заканчивать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еловека который пугает свою собачку чтобы она была на коротком поводк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л как только у неё комок – контроль переходит в руки собачки а не хозяин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это камень в огород твоему эг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ак это мол моя собачка меня не слыши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у тебя прошл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6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сё в порядк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асцветали от не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надо чтоб от теб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ставь расцветание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.е. вещи которые ты хотел бы чтоб в твоём присутствии расцветали возможностями и перспективами.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Увидеть, что оно, и каждая его часть - это 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+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хм. требование = отдаление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1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Увидеть, что оно и каждая его часть видит во мн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мог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гу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г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(имеется ввиду могу навредить ей или что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могу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г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показываешь мне что я мог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не знаю что я могу. Я кошк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твои попытки мне указывают что я что-либо мог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м но ты не понимаешь что, да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. а теперь? Вот с этим апгрейдом мол комок направлять на решение всемирных проблем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оомо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 поним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хочу больш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. ок. Хорошо. Ты такое понимаешь. Лад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пасибо хозяин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06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6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ешил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справления <text:s/>записал. Тут всё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office:forms form:automatic-focus="false" form:apply-design-mode="false"/>
        <table:table-column table:style-name="co20" table:default-cell-style-name="ce43"/>
        <table:table-column table:style-name="co2" table:number-columns-repeated="1023" table:default-cell-style-name="ce43"/>
        <table:table-row table:style-name="ro1">
          <table:table-cell table:style-name="ce83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office:value-type="string" calcext:value-type="string">
            <text:p>всё проанализировал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сделать чтоб оно увидело во мне и всех моих частях себя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сё что я описа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ходи за песко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мама сказала сама сходит и донесё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……….. потому что “мусит”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.. 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 тебе и ей это трудно. Купи машину йоп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. доделаю перемещение, заработаю и купл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. Отличн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всё записал. 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2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справляй себя а не мир или Мусю. Или её ми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это сделал. 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2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4">
          <table:table-cell table:style-name="ce108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4" table:number-columns-repeated="255"/>
          <table:table-cell table:number-columns-repeated="768"/>
        </table:table-row>
        <table:table-row table:style-name="ro5">
          <table:table-cell table:style-name="ce39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нимай её на камеру и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икто ничего в фазе не видел потому что никто не знает какая она классна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даже ей больше времени уделяешь чем проекта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 отдохни и за работ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всё реши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4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43"/>
        <table:table-column table:style-name="co2" table:number-columns-repeated="1023" table:default-cell-style-name="ce43"/>
        <table:table-row table:style-name="ro6">
          <table:table-cell table:style-name="ce110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 исправляй её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ли исправляй понятным ей языко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рабль не надо толкать. Ему надо просто задать цел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если цель верная она всё поймё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(моя гипотеза что этот вопрос важен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намеренье дует в парус. Тут всё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люди хотят такого отношения как у тебя к Мус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ё в порядке. Иди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0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ЭТА ПРОБЛЕМА реша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мои страхи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3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 момента появления Муси в моей жизни наверн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моежт с 15 лет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1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ЭТА ПРОБЛЕМА колду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нимание куда ей ид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ый у тебя анализ получился. Иди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32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7">
          <table:table-cell table:style-name="ce69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 calcext:value-type="string">
            <text:p>заюзай его в продажах тоже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чтоб обьект и его покупка мотивировали комки внутри людей двигаться их намереньем в направлвении решения всемирных проблем (как минимум через тройной майндмап а может ещё как-то)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9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а может даже в музей эту вещь дать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а так хоть отобью вложенные деньги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.</text:p>
          </table:table-cell>
          <table:table-cell table:style-name="ce74" table:number-columns-repeated="127"/>
          <table:table-cell table:number-columns-repeated="896"/>
        </table:table-row>
        <table:table-row table:style-name="ro1" table:number-rows-repeated="119">
          <table:table-cell table:style-name="ce74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43"/>
        <table:table-column table:style-name="co2" table:number-columns-repeated="1023" table:default-cell-style-name="ce43"/>
        <table:table-row table:style-name="ro8">
          <table:table-cell table:style-name="ce108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17">Или может есть ли хотя бы инструмент или метод, с которым решить это ЛЕГКО?</text:span></text:p>
            <text:p><text:span text:style-name="T17">В которой решены вопросы изоляции этого от внешней среды во время работы над ним? </text:span></text:p>
            <text:p><text:span text:style-name="T18">(именно ЛЕГКО, и за 1 раз, </text:span><text:span text:style-name="T19">н</text:span><text:span text:style-name="T20">икаких “напрягусь и сделаю”)</text:span><text:span text:style-name="T21">.</text:span></text:p>
            <text:p><text:span text:style-name="T22">Будь то декорации, или туррет, или проект. хз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есть подозрение что карта последствий работает если цель в согласии с целью мир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лючевое слово “легко и без нервов решить это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 если есть хоть малейшее сомнение – иди мол дальш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 психолгию ты и так разберёшь отдель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я бы начал с благодарнос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 Пускай будет там где был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могу ли я превратить это в что-то что стоит в 500 раз дорож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---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акс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пируй сюда все выводы и у меня всё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62" office:value-type="string" calcext:value-type="string">
            <text:p>комок ассоциаций и реакций надо направлять намереньем его обладателя в сторону решения всемирных пробле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62" office:value-type="string" calcext:value-type="string">
            <text:p>заюзай его в продажах тож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Default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б обьект и его покупка мотивировали комки внутри людей двигаться их намереньем в направлвении решения всемирных проблем (как минимум через тройной майндмап а может ещё как-то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и ушли в вопросник: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желания кого-то меня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желание менять тех кто не ответи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роблемы которые окружают кого-т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чьё-то окружени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се кто не могут мне ответи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се кем я хочу прикрытьс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ещи которые ты хотел бы чтоб в твоём присутствии расцветали возможностями и перспективам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по поводу комков ассоциаций и их намерений? Типа пропускать комки ассоциаций через вопросник? Или ка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 конечно. Это №1 задача программиста мозгов. Просто знать куда идёт цел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последний вопрос самый главный. И поменяй его на “всемирные проблемы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м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ставь первый вопрос “как этим решить всемирные проблемы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…. Я вроде даже стави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Ладно. Пойдёт. Сделаешь стрелу – поменяешь. У меня всё. Перерыв 20 минут на “почухать задницу” и открой сразу уже сейчас свои карты по перемещени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70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1">
          <table:table-cell table:style-name="ce9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4">Решение 9 (напр. Решение болезни или проблемы – таблетки решающие строку короче). </text:span><text:span text:style-name="T25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9">
          <table:table-cell table:style-name="ce66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66"/>
          <table:table-cell table:number-columns-repeated="12"/>
        </table:table-row>
        <table:table-row table:style-name="ro1">
          <table:table-cell table:style-name="ce33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93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4">
          <table:table-cell table:style-name="ce113" office:value-type="string" calcext:value-type="string">
            <text:p><text:span text:style-name="T23">Твои выходы (статистические, которые ты тут найдёшь, временные затычки) имеют свойство автокоррекции.</text:span></text:p>
            <text:p><text:span text:style-name="T23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05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15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4">вопрос кнопки “</text:span><text:span text:style-name="T25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16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15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15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<text:span text:style-name="T26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6" table:default-cell-style-name="ce93"/>
        <table:table-column table:style-name="co37" table:default-cell-style-name="ce93"/>
        <table:table-column table:style-name="co38" table:default-cell-style-name="ce93"/>
        <table:table-column table:style-name="co39" table:default-cell-style-name="ce93"/>
        <table:table-column table:style-name="co40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93"/>
        <table:table-column table:style-name="co44" table:default-cell-style-name="ce93"/>
        <table:table-column table:style-name="co45" table:default-cell-style-name="ce9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6" table:default-cell-style-name="ce93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7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3" office:value-type="string" calcext:value-type="string">
            <text:p>Competition is a sin (80/20, automation)</text:p>
          </table:table-cell>
          <table:table-cell table:style-name="ce93" office:value-type="string" calcext:value-type="string">
            <text:p>Biggest bang for the buck</text:p>
          </table:table-cell>
          <table:table-cell table:style-name="ce93" office:value-type="string" calcext:value-type="string">
            <text:p>% износа (текущий)</text:p>
          </table:table-cell>
          <table:table-cell table:style-name="ce93" office:value-type="string" calcext:value-type="string">
            <text:p>% отставания от блидинг еджа мира</text:p>
          </table:table-cell>
          <table:table-cell table:style-name="ce93" office:value-type="string" calcext:value-type="string">
            <text:p>Мат. Модель</text:p>
          </table:table-cell>
          <table:table-cell table:style-name="ce93" office:value-type="string" calcext:value-type="string">
            <text:p>Проектный вопросник</text:p>
          </table:table-cell>
          <table:table-cell table:style-name="ce93" office:value-type="string" calcext:value-type="string">
            <text:p>Как предотвратить поток автоматизированных дескредетаторов</text:p>
          </table:table-cell>
          <table:table-cell table:style-name="ce93" office:value-type="string" calcext:value-type="string">
            <text:p>Как обойти защиту такого уровня если б она была</text:p>
          </table:table-cell>
          <table:table-cell table:style-name="ce93" office:value-type="string" calcext:value-type="string">
            <text:p>Уход с линии удара неблагополучных условий</text:p>
          </table:table-cell>
          <table:table-cell table:style-name="ce9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01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93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74" office:value-type="string" calcext:value-type="string">
            <text:p>Пока что я тут ничего писать не буду потому что время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 этому не знаю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это единственное правило. Иерархия. Что тратить на проект: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вопросник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деньги проекта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деньги виноградов группы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услуги других проектов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4" table:number-columns-repeated="127"/>
          <table:table-cell table:number-columns-repeated="896"/>
        </table:table-row>
        <table:table-row table:style-name="ro1" table:number-rows-repeated="108">
          <table:table-cell table:style-name="ce74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1">
          <table:table-cell table:style-name="ce9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4">
          <table:table-cell table:style-name="ce93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10">
          <table:table-cell table:style-name="ce93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7:37:50.622648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3</meta:editing-cycles>
    <meta:editing-duration>PT2H29M14S</meta:editing-duration>
    <meta:generator>LibreOffice/6.0.7.3$Linux_X86_64 LibreOffice_project/00m0$Build-3</meta:generator>
    <dc:title>Групанье</dc:title>
    <meta:creation-date>2020-06-10T23:52:59.241124997</meta:creation-date>
    <dc:date>2020-06-11T10:03:02.163678334</dc:date>
    <meta:document-statistic meta:table-count="46" meta:cell-count="739" meta:object-count="0"/>
    <meta:template xlink:type="simple" xlink:actuate="onRequest" xlink:title="Групанье" xlink:href="../../../../Templates/Групанье1.ots" meta:date="2020-06-10T23:52:57.126890168"/>
  </office:meta>
</office:document-meta>
</file>